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Tool.hasM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torTool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Too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ratorTool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teratorTool.Iterator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Tool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ratorTool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torTool.m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ratorTool.internalWrap( Object wrapp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IteratorTool.wrap( Object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teratorTool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Tool.IteratorTool( Object wra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